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6.075cm"/>
    </style:style>
    <style:style style:name="co10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1"/>
    <style:style style:name="ce12" style:family="table-cell" style:parent-style-name="Default" style:data-style-name="N111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1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2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34" style:family="table-cell" style:parent-style-name="Default" style:data-style-name="N37"/>
    <style:style style:name="ce35" style:family="table-cell" style:parent-style-name="Default" style:data-style-name="N111">
      <style:table-cell-properties fo:border-bottom="2.24pt solid #000000" fo:background-color="#ffff00" fo:border-left="none" fo:border-right="none" fo:border-top="2.24pt solid #000000"/>
    </style:style>
    <style:style style:name="ce36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6"/>
        <table:table-column-group table:display="false">
          <table:table-column table:style-name="co7" table:visibility="collapse" table:number-columns-repeated="21" table:default-cell-style-name="Default"/>
        </table:table-column-group>
        <table:table-column table:style-name="co8" table:number-columns-repeated="2" table:default-cell-style-name="Default"/>
        <table:table-column table:style-name="co5" table:number-columns-repeated="994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style-name="ce2" table:formula="of:=[.AB2]+7" office:value-type="date" office:date-value="2023-10-02" calcext:value-type="date">
            <text:p>02/10</text:p>
          </table:table-cell>
          <table:table-cell table:number-columns-repeated="994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540600" calcext:value-type="float">
            <text:p>1540600</text:p>
          </table:table-cell>
          <table:table-cell table:style-name="ce3" table:formula="of:=SUM([.D4:.D113])" office:value-type="float" office:value="1000400" calcext:value-type="float">
            <text:p>1000400</text:p>
          </table:table-cell>
          <table:table-cell table:style-name="ce12"/>
          <table:table-cell table:style-name="ce16" table:formula="of:=SUM([.F4:.F113])" office:value-type="float" office:value="73361.9047619048" calcext:value-type="float">
            <text:p>73362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300" calcext:value-type="float">
            <text:p>63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4800" calcext:value-type="float">
            <text:p>48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5700" calcext:value-type="float">
            <text:p>257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formula="of:=SUM([.Z4:.Z113])" office:value-type="float" office:value="23600" calcext:value-type="float">
            <text:p>23600</text:p>
          </table:table-cell>
          <table:table-cell table:style-name="ce3" table:formula="of:=SUM([.AA4:.AA113])" office:value-type="float" office:value="37500" calcext:value-type="float">
            <text:p>37500</text:p>
          </table:table-cell>
          <table:table-cell table:style-name="ce3" table:formula="of:=SUM([.AB4:.AB113])" office:value-type="float" office:value="34200" calcext:value-type="float">
            <text:p>34200</text:p>
          </table:table-cell>
          <table:table-cell table:style-name="ce3" table:formula="of:=SUM([.AC4:.AC113])" office:value-type="float" office:value="49900" calcext:value-type="float">
            <text:p>49900</text:p>
          </table:table-cell>
          <table:table-cell table:style-name="ce3" table:number-columns-repeated="99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8"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A6])" office:value-type="float" office:value="1500" calcext:value-type="float">
            <text:p>150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A7])" office:value-type="float" office:value="22300" calcext:value-type="float">
            <text:p>22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A8])" office:value-type="float" office:value="3600" calcext:value-type="float">
            <text:p>360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A9])" office:value-type="float" office:value="5300" calcext:value-type="float">
            <text:p>53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A10])" office:value-type="float" office:value="13200" calcext:value-type="float">
            <text:p>13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table:formula="of:=[.C11]-SUM([.G11:.AAA11])" office:value-type="float" office:value="3600" calcext:value-type="float">
            <text:p>360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A12])" office:value-type="float" office:value="5400" calcext:value-type="float">
            <text:p>540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A13])" office:value-type="float" office:value="6900" calcext:value-type="float">
            <text:p>69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A14])" office:value-type="float" office:value="7900" calcext:value-type="float">
            <text:p>790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A15])" office:value-type="float" office:value="9600" calcext:value-type="float">
            <text:p>96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A16])" office:value-type="float" office:value="12000" calcext:value-type="float">
            <text:p>12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A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9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A21])" office:value-type="float" office:value="4900" calcext:value-type="float">
            <text:p>49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A22])" office:value-type="float" office:value="15000" calcext:value-type="float">
            <text:p>1500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0" calcext:value-type="float">
            <text:p>3000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A23])" office:value-type="float" office:value="4800" calcext:value-type="float">
            <text:p>48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A24])" office:value-type="float" office:value="12000" calcext:value-type="float">
            <text:p>120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A25])" office:value-type="float" office:value="28800" calcext:value-type="float">
            <text:p>288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A26])" office:value-type="float" office:value="7200" calcext:value-type="float">
            <text:p>72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A28])" office:value-type="float" office:value="3300" calcext:value-type="float">
            <text:p>33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A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A30])" office:value-type="float" office:value="27800" calcext:value-type="float">
            <text:p>27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A32])" office:value-type="float" office:value="7200" calcext:value-type="float">
            <text:p>72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A33])" office:value-type="float" office:value="33000" calcext:value-type="float">
            <text:p>33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A34])" office:value-type="float" office:value="7200" calcext:value-type="float">
            <text:p>72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table:formula="of:=[.C35]-SUM([.G35:.AAA35])" office:value-type="float" office:value="5400" calcext:value-type="float">
            <text:p>540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A36])" office:value-type="float" office:value="13000" calcext:value-type="float">
            <text:p>130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99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A37])" office:value-type="float" office:value="15600" calcext:value-type="float">
            <text:p>156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A38])" office:value-type="float" office:value="12700" calcext:value-type="float">
            <text:p>127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A39])" office:value-type="float" office:value="12900" calcext:value-type="float">
            <text:p>129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A40])" office:value-type="float" office:value="3600" calcext:value-type="float">
            <text:p>36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A41])" office:value-type="float" office:value="3200" calcext:value-type="float">
            <text:p>32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A42])" office:value-type="float" office:value="3000" calcext:value-type="float">
            <text:p>30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A43])" office:value-type="float" office:value="7200" calcext:value-type="float">
            <text:p>72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A44])" office:value-type="float" office:value="6600" calcext:value-type="float">
            <text:p>66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A45])" office:value-type="float" office:value="20000" calcext:value-type="float">
            <text:p>200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A46])" office:value-type="float" office:value="19200" calcext:value-type="float">
            <text:p>192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A47])" office:value-type="float" office:value="6600" calcext:value-type="float">
            <text:p>66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A48])" office:value-type="float" office:value="4200" calcext:value-type="float">
            <text:p>42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A49])" office:value-type="float" office:value="19600" calcext:value-type="float">
            <text:p>196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A50])" office:value-type="float" office:value="12500" calcext:value-type="float">
            <text:p>125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A51])" office:value-type="float" office:value="3600" calcext:value-type="float">
            <text:p>36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A52])" office:value-type="float" office:value="22000" calcext:value-type="float">
            <text:p>220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A53])" office:value-type="float" office:value="14400" calcext:value-type="float">
            <text:p>144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A54])" office:value-type="float" office:value="9700" calcext:value-type="float">
            <text:p>97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A55])" office:value-type="float" office:value="10300" calcext:value-type="float">
            <text:p>103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A56])" office:value-type="float" office:value="20400" calcext:value-type="float">
            <text:p>20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A57])" office:value-type="float" office:value="10200" calcext:value-type="float">
            <text:p>1020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A58])" office:value-type="float" office:value="10200" calcext:value-type="float">
            <text:p>102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A59])" office:value-type="float" office:value="4200" calcext:value-type="float">
            <text:p>420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A60])" office:value-type="float" office:value="4500" calcext:value-type="float">
            <text:p>45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A61])" office:value-type="float" office:value="21600" calcext:value-type="float">
            <text:p>216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A62])" office:value-type="float" office:value="9600" calcext:value-type="float">
            <text:p>96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A63])" office:value-type="float" office:value="9600" calcext:value-type="float">
            <text:p>96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A64])" office:value-type="float" office:value="10200" calcext:value-type="float">
            <text:p>1020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A65])" office:value-type="float" office:value="9000" calcext:value-type="float">
            <text:p>90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A66])" office:value-type="float" office:value="21000" calcext:value-type="float">
            <text:p>21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A67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A68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A69])" office:value-type="float" office:value="17200" calcext:value-type="float">
            <text:p>172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A70])" office:value-type="float" office:value="10800" calcext:value-type="float">
            <text:p>108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A71])" office:value-type="float" office:value="10900" calcext:value-type="float">
            <text:p>109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A72])" office:value-type="float" office:value="10900" calcext:value-type="float">
            <text:p>109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A73])" office:value-type="float" office:value="11400" calcext:value-type="float">
            <text:p>114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A74])" office:value-type="float" office:value="9600" calcext:value-type="float">
            <text:p>96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A75])" office:value-type="float" office:value="10900" calcext:value-type="float">
            <text:p>109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A76])" office:value-type="float" office:value="11400" calcext:value-type="float">
            <text:p>114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A77])" office:value-type="float" office:value="5400" calcext:value-type="float">
            <text:p>54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A78])" office:value-type="float" office:value="10800" calcext:value-type="float">
            <text:p>108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A79])" office:value-type="float" office:value="21600" calcext:value-type="float">
            <text:p>216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A80])" office:value-type="float" office:value="20400" calcext:value-type="float">
            <text:p>204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table:number-columns-repeated="99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A81])" office:value-type="float" office:value="10800" calcext:value-type="float">
            <text:p>108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A82])" office:value-type="float" office:value="12000" calcext:value-type="float">
            <text:p>120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A83])" office:value-type="float" office:value="24000" calcext:value-type="float">
            <text:p>240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A84])" office:value-type="float" office:value="11400" calcext:value-type="float">
            <text:p>114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table:formula="of:=[.C85]-SUM([.G85:.AAA85])" office:value-type="float" office:value="3500" calcext:value-type="float">
            <text:p>350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A86])" office:value-type="float" office:value="48200" calcext:value-type="float">
            <text:p>48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26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A87])" office:value-type="float" office:value="6300" calcext:value-type="float">
            <text:p>63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23" table:style-name="ce26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A88])" office:value-type="float" office:value="12600" calcext:value-type="float">
            <text:p>126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26" office:value-type="string" calcext:value-type="string">
            <text:p>X</text:p>
          </table:table-cell>
          <table:table-cell table:number-columns-repeated="994"/>
        </table:table-row>
        <table:table-row table:style-name="ro1" table:number-rows-repeated="25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0484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nses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1">
          <table:table-cell table:style-name="ce33"/>
          <table:table-cell table:style-name="ce33" office:value-type="string" calcext:value-type="string">
            <text:p>Total</text:p>
          </table:table-cell>
          <table:table-cell table:style-name="ce33" table:formula="of:=SUM([.C2:.C105])" office:value-type="float" office:value="6920" calcext:value-type="float">
            <text:p>6920</text:p>
          </table:table-cell>
          <table:table-cell table:style-name="ce35"/>
          <table:table-cell table:style-name="ce36" table:formula="of:=SUM([.E2:.E105])" office:value-type="float" office:value="0" calcext:value-type="float">
            <text:p>0</text:p>
          </table:table-cell>
          <table:table-cell table:style-name="ce33"/>
          <table:table-cell table:style-name="ce33" table:formula="of:=SUM([.G2:.G105])" office:value-type="float" office:value="0" calcext:value-type="float">
            <text:p>0</text:p>
          </table:table-cell>
          <table:table-cell table:style-name="ce33" table:formula="of:=SUM([.H2:.H105])" office:value-type="float" office:value="0" calcext:value-type="float">
            <text:p>0</text:p>
          </table:table-cell>
          <table:table-cell table:style-name="ce33" table:formula="of:=SUM([.I2:.I105])" office:value-type="float" office:value="0" calcext:value-type="float">
            <text:p>0</text:p>
          </table:table-cell>
          <table:table-cell table:style-name="ce33" table:formula="of:=SUM([.J2:.J105])" office:value-type="float" office:value="0" calcext:value-type="float">
            <text:p>0</text:p>
          </table:table-cell>
          <table:table-cell table:style-name="ce33" table:formula="of:=SUM([.K2:.K105])" office:value-type="float" office:value="0" calcext:value-type="float">
            <text:p>0</text:p>
          </table:table-cell>
          <table:table-cell table:style-name="ce33" table:formula="of:=SUM([.L2:.L105])" office:value-type="float" office:value="0" calcext:value-type="float">
            <text:p>0</text:p>
          </table:table-cell>
          <table:table-cell table:style-name="ce33" table:formula="of:=SUM([.M2:.M105])" office:value-type="float" office:value="0" calcext:value-type="float">
            <text:p>0</text:p>
          </table:table-cell>
          <table:table-cell table:style-name="ce33" table:formula="of:=SUM([.N2:.N105])" office:value-type="float" office:value="0" calcext:value-type="float">
            <text:p>0</text:p>
          </table:table-cell>
          <table:table-cell table:style-name="ce33" table:number-columns-repeated="1010"/>
        </table:table-row>
        <table:table-row table:style-name="ro1">
          <table:table-cell table:style-name="ce34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number:date-style style:name="N111">
      <number:day number:style="long"/>
      <number:text>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10-03T21:42:26.008366171</dc:date>
    <meta:editing-duration>PT4H42M27S</meta:editing-duration>
    <meta:editing-cycles>71</meta:editing-cycles>
    <meta:generator>LibreOffice/7.3.7.2$Linux_X86_64 LibreOffice_project/30$Build-2</meta:generator>
    <meta:document-statistic meta:table-count="3" meta:cell-count="2660" meta:object-count="0"/>
  </office:meta>
</office:document-meta>
</file>